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d440" officeooo:paragraph-rsid="001dd440"/>
    </style:style>
    <style:style style:name="P2" style:family="paragraph" style:parent-style-name="Standard">
      <style:text-properties officeooo:rsid="001f3fd5" officeooo:paragraph-rsid="001f3fd5"/>
    </style:style>
    <style:style style:name="P3" style:family="paragraph" style:parent-style-name="Standard">
      <style:text-properties officeooo:rsid="001fb113" officeooo:paragraph-rsid="001fb113"/>
    </style:style>
    <style:style style:name="P4" style:family="paragraph" style:parent-style-name="Standard">
      <style:text-properties officeooo:rsid="001fcb51" officeooo:paragraph-rsid="001fcb51"/>
    </style:style>
    <style:style style:name="P5" style:family="paragraph" style:parent-style-name="Standard">
      <style:text-properties officeooo:rsid="00206ff2" officeooo:paragraph-rsid="00206ff2"/>
    </style:style>
    <style:style style:name="P6" style:family="paragraph" style:parent-style-name="Standard">
      <style:text-properties officeooo:rsid="00210079" officeooo:paragraph-rsid="00210079"/>
    </style:style>
    <style:style style:name="P7" style:family="paragraph" style:parent-style-name="Standard">
      <style:text-properties officeooo:rsid="00213718" officeooo:paragraph-rsid="00213718"/>
    </style:style>
    <style:style style:name="P8" style:family="paragraph" style:parent-style-name="Standard">
      <style:text-properties officeooo:rsid="00213718" officeooo:paragraph-rsid="00246e44"/>
    </style:style>
    <style:style style:name="P9" style:family="paragraph" style:parent-style-name="Standard">
      <style:text-properties officeooo:rsid="00259368" officeooo:paragraph-rsid="00259368"/>
    </style:style>
    <style:style style:name="P10" style:family="paragraph" style:parent-style-name="Standard">
      <style:text-properties fo:font-weight="bold" officeooo:rsid="00259368" officeooo:paragraph-rsid="00259368" style:font-weight-asian="bold" style:font-weight-complex="bold"/>
    </style:style>
    <style:style style:name="P11" style:family="paragraph" style:parent-style-name="Standard">
      <style:text-properties fo:font-weight="bold" officeooo:rsid="00259368" officeooo:paragraph-rsid="002f696d" style:font-weight-asian="bold" style:font-weight-complex="bold"/>
    </style:style>
    <style:style style:name="P12" style:family="paragraph" style:parent-style-name="Standard">
      <style:text-properties fo:font-weight="bold" officeooo:rsid="001f3fd5" officeooo:paragraph-rsid="002f696d" style:font-weight-asian="bold" style:font-weight-complex="bold"/>
    </style:style>
    <style:style style:name="P13" style:family="paragraph" style:parent-style-name="Standard">
      <style:text-properties fo:font-weight="bold" officeooo:rsid="001f3fd5" officeooo:paragraph-rsid="001f3fd5" style:font-weight-asian="bold" style:font-weight-complex="bold"/>
    </style:style>
    <style:style style:name="P14" style:family="paragraph" style:parent-style-name="Standard">
      <style:text-properties fo:font-weight="bold" officeooo:rsid="001dd440" officeooo:paragraph-rsid="001dd440" style:font-weight-asian="bold" style:font-weight-complex="bold"/>
    </style:style>
    <style:style style:name="P15" style:family="paragraph" style:parent-style-name="Standard">
      <style:text-properties fo:font-weight="bold" officeooo:rsid="00206ff2" officeooo:paragraph-rsid="00206ff2" style:font-weight-asian="bold" style:font-weight-complex="bold"/>
    </style:style>
    <style:style style:name="P16" style:family="paragraph" style:parent-style-name="Standard">
      <style:text-properties fo:font-weight="bold" officeooo:rsid="00213718" officeooo:paragraph-rsid="00213718" style:font-weight-asian="bold" style:font-weight-complex="bold"/>
    </style:style>
    <style:style style:name="P17" style:family="paragraph" style:parent-style-name="Standard">
      <style:text-properties officeooo:rsid="0025f58e" officeooo:paragraph-rsid="002f696d"/>
    </style:style>
    <style:style style:name="P18" style:family="paragraph" style:parent-style-name="Standard">
      <style:text-properties officeooo:rsid="0025f58e" officeooo:paragraph-rsid="00259368"/>
    </style:style>
    <style:style style:name="P19" style:family="paragraph" style:parent-style-name="Standard">
      <style:text-properties fo:font-weight="normal" officeooo:rsid="00323d05" officeooo:paragraph-rsid="00259368" style:font-weight-asian="normal" style:font-weight-complex="normal"/>
    </style:style>
    <style:style style:name="P20" style:family="paragraph" style:parent-style-name="Standard">
      <style:text-properties officeooo:rsid="003a5ee7" officeooo:paragraph-rsid="003a5ee7"/>
    </style:style>
    <style:style style:name="P21" style:family="paragraph" style:parent-style-name="Standard">
      <style:text-properties officeooo:rsid="003ac02e" officeooo:paragraph-rsid="003ac02e"/>
    </style:style>
    <style:style style:name="P22" style:family="paragraph" style:parent-style-name="Standard">
      <style:text-properties fo:font-style="normal" officeooo:rsid="001dd440" officeooo:paragraph-rsid="001dd440"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30632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306328" style:font-style-asian="normal" style:font-style-complex="normal"/>
    </style:style>
    <style:style style:name="T5" style:family="text">
      <style:text-properties fo:font-style="normal" officeooo:rsid="0038f9b7" style:font-style-asian="normal" style:font-style-complex="normal"/>
    </style:style>
    <style:style style:name="T6" style:family="text">
      <style:text-properties fo:font-style="normal" officeooo:rsid="003a5ee7" style:font-style-asian="normal" style:font-style-complex="normal"/>
    </style:style>
    <style:style style:name="T7" style:family="text">
      <style:text-properties officeooo:rsid="001f3fd5"/>
    </style:style>
    <style:style style:name="T8" style:family="text">
      <style:text-properties officeooo:rsid="001fb113"/>
    </style:style>
    <style:style style:name="T9" style:family="text">
      <style:text-properties officeooo:rsid="001fcb51"/>
    </style:style>
    <style:style style:name="T10" style:family="text">
      <style:text-properties officeooo:rsid="00206ff2"/>
    </style:style>
    <style:style style:name="T11" style:family="text">
      <style:text-properties officeooo:rsid="0020fcf3"/>
    </style:style>
    <style:style style:name="T12" style:family="text">
      <style:text-properties officeooo:rsid="00210079"/>
    </style:style>
    <style:style style:name="T13" style:family="text">
      <style:text-properties officeooo:rsid="00241017"/>
    </style:style>
    <style:style style:name="T14" style:family="text">
      <style:text-properties officeooo:rsid="00244277"/>
    </style:style>
    <style:style style:name="T15" style:family="text">
      <style:text-properties officeooo:rsid="00246e44"/>
    </style:style>
    <style:style style:name="T16" style:family="text">
      <style:text-properties officeooo:rsid="0025f58e"/>
    </style:style>
    <style:style style:name="T17" style:family="text">
      <style:text-properties officeooo:rsid="00276e5d"/>
    </style:style>
    <style:style style:name="T18" style:family="text">
      <style:text-properties fo:font-weight="bold" style:font-weight-asian="bold" style:font-weight-complex="bold"/>
    </style:style>
    <style:style style:name="T19" style:family="text">
      <style:text-properties fo:font-weight="bold" officeooo:rsid="00284db6" style:font-weight-asian="bold" style:font-weight-complex="bold"/>
    </style:style>
    <style:style style:name="T20" style:family="text">
      <style:text-properties fo:font-weight="bold" officeooo:rsid="003401a0" style:font-weight-asian="bold" style:font-weight-complex="bold"/>
    </style:style>
    <style:style style:name="T21" style:family="text">
      <style:text-properties fo:font-weight="bold" officeooo:rsid="003abdb7" style:font-weight-asian="bold" style:font-weight-complex="bold"/>
    </style:style>
    <style:style style:name="T22" style:family="text">
      <style:text-properties officeooo:rsid="00284db6"/>
    </style:style>
    <style:style style:name="T23" style:family="text">
      <style:text-properties officeooo:rsid="002b9daa"/>
    </style:style>
    <style:style style:name="T24" style:family="text">
      <style:text-properties fo:font-weight="normal" style:font-weight-asian="normal" style:font-weight-complex="normal"/>
    </style:style>
    <style:style style:name="T25" style:family="text">
      <style:text-properties fo:font-weight="normal" officeooo:rsid="002d9c5a" style:font-weight-asian="normal" style:font-weight-complex="normal"/>
    </style:style>
    <style:style style:name="T26" style:family="text">
      <style:text-properties fo:font-weight="normal" officeooo:rsid="00276e5d" style:font-weight-asian="normal" style:font-weight-complex="normal"/>
    </style:style>
    <style:style style:name="T27" style:family="text">
      <style:text-properties fo:font-weight="normal" officeooo:rsid="00323d05" style:font-weight-asian="normal" style:font-weight-complex="normal"/>
    </style:style>
    <style:style style:name="T28" style:family="text">
      <style:text-properties officeooo:rsid="00306328"/>
    </style:style>
    <style:style style:name="T29" style:family="text">
      <style:text-properties officeooo:rsid="0031bb3e"/>
    </style:style>
    <style:style style:name="T30" style:family="text">
      <style:text-properties officeooo:rsid="0035844c"/>
    </style:style>
    <style:style style:name="T31" style:family="text">
      <style:text-properties officeooo:rsid="0038f9b7"/>
    </style:style>
    <style:style style:name="T32" style:family="text">
      <style:text-properties officeooo:rsid="003a5ee7"/>
    </style:style>
    <style:style style:name="T33" style:family="text">
      <style:text-properties officeooo:rsid="003ab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K, so what do we want to communicate here? <text:s/>Well, we want to communicate what the pipeline and algorithm actually do. <text:s/>(e.g. we want to provide a correct mathematical description.) <text:s text:c="2"/>Suppose that is actually the question behind the paper? <text:s/>Then we don’t say something like “we also want to provide an overview”.</text:p>
      <text:p text:style-name="P1"/>
      <text:p text:style-name="P1">OK, so then we have points:</text:p>
      <text:p text:style-name="P1"/>
      <text:p text:style-name="P1">I. <text:span text:style-name="T19">Goal</text:span><text:span text:style-name="T20">s</text:span><text:span text:style-name="T19">: O</text:span><text:span text:style-name="T18">ptimally representing a collection of source trees</text:span></text:p>
      <text:p text:style-name="P1">- we seek to summarize information in a collection of source trees.</text:p>
      <text:p text:style-name="P1">- the source trees are all rooted.</text:p>
      <text:p text:style-name="P1">- <text:span text:style-name="T7">the source trees typically do not contain all the leaves</text:span></text:p>
      <text:p text:style-name="P1">- the source trees come from published papers that report a phylogeny.</text:p>
      <text:p text:style-name="P1"/>
      <text:p text:style-name="P1">- we summarize the source trees via single tree</text:p>
      <text:p text:style-name="P1">- the single tree is also rooted</text:p>
      <text:p text:style-name="P1">- we seek to construct a summary tree that is justifiably optimal in some ways</text:p>
      <text:p text:style-name="P1">- the criteria we seek to meet or optimize are:</text:p>
      <text:p text:style-name="P1"><text:tab/>- <text:span text:style-name="T30">[6] </text:span>each edge is necessary to display a split present in some input tree.</text:p>
      <text:p text:style-name="P1"><text:tab/>- <text:span text:style-name="T30">[4] </text:span>display as many splits from input trees as possible.</text:p>
      <text:p text:style-name="P1"><text:tab/>- <text:span text:style-name="T31">[7] Polytomies from one tree should not conflict with resolutions from another</text:span></text:p>
      <text:p text:style-name="P1"><text:tab/><text:tab/>- therefore no unnecessary polytomies – each non-included input edge must conflict</text:p>
      <text:p text:style-name="P1"><text:tab/><text:tab/>- <text:span text:style-name="T22">every non-conflicting edge must be included.</text:span></text:p>
      <text:p text:style-name="P1"><text:tab/>- fast and low-memory tree-construction algorithm</text:p>
      <text:p text:style-name="P1"><text:tab/>- </text:p>
      <text:p text:style-name="P1"><text:tab/>- <text:span text:style-name="T30">[3] all tips of the taxonomy are included.</text:span></text:p>
      <text:p text:style-name="P1">- <text:span text:style-name="T30">[2] we seek to produce annotations about which input trees support (or conflict with!) each grouping. <text:s/>This supports the goal of transparency in the tree construction process, by which choices of edges to include or exclude are well motivated, and the motivation or evidence can be discovered by annotations. <text:s/>For transparency, “making it easier for users to see the connection”, see otc1.1.1</text:span></text:p>
      <text:p text:style-name="P1">- note: the tree is <text:span text:style-name="T1">not</text:span><text:span text:style-name="T3"> a “tree estimate”.</text:span></text:p>
      <text:p text:style-name="P1"><text:span text:style-name="T3">- note: it also may not be the </text:span><text:span text:style-name="T1">unique</text:span><text:span text:style-name="T3"> optimum.</text:span></text:p>
      <text:p text:style-name="P22">- note: there is uncertainty – e.g. breaking ties – w/ respect to the criteria.</text:p>
      <text:p text:style-name="P1"><text:span text:style-name="T3">- </text:span><text:span text:style-name="T5">we additionally seek to make the construction process transparent enough that it is possible to</text:span></text:p>
      <text:p text:style-name="P1"><text:span text:style-name="T5">- </text:span><text:span text:style-name="T6">note: this criterion differs from other approaches, such as a minimum distance, in producing less resolved trees. <text:s/>(related to tree not being an estimate of true tree.)</text:span></text:p>
      <text:p text:style-name="P1"/>
      <text:p text:style-name="P1"/>
      <text:p text:style-name="P14">II. <text:span text:style-name="T7">Conflict</text:span></text:p>
      <text:p text:style-name="P1">- <text:span text:style-name="T32">[5] in order to resolve conflict between input trees, we specify a ranking of the source trees.</text:span></text:p>
      <text:p text:style-name="P1">- <text:span text:style-name="T11">splits from higher-ranked trees win conflicts with splits from lower-ranked trees</text:span></text:p>
      <text:p text:style-name="P1">- <text:span text:style-name="T11">this does not guarantee that a split will enter the synthesis tree if there are no higher-ranked splits, because two higher ranked splits that do not individually conflict might jointly conflict.</text:span></text:p>
      <text:p text:style-name="P1">- <text:span text:style-name="T11">also if split s1 conflicts with s2, and s1 &gt; s2, then s2 could still enter the synthesis tree in the situation where s1 fails to make it into the synthesis tree.</text:span></text:p>
      <text:p text:style-name="P1"/>
      <text:p text:style-name="P20"><text:bookmark-start text:name="__DdeLink__358_1915710284"/>Ranking is perhaps questionable, because it does not mediate conflicts based on the relative amount of evidence for each alternative. <text:s/>However, it is a reasonable starting point. <text:s/>This is because it has the benefits of making easy to see why some groups are included or not (transparency), and because it allows simpler and cleaner algorithms.<text:bookmark-end text:name="__DdeLink__358_1915710284"/></text:p>
      <text:p text:style-name="P1"><text:soft-page-break/></text:p>
      <text:p text:style-name="P1"/>
      <text:p text:style-name="P13">III. Taxonomy</text:p>
      <text:p text:style-name="P2">- at least one tree, the taxonomy tree, contains all tips</text:p>
      <text:p text:style-name="P2">- the taxonomy <text:span text:style-name="T9">tree </text:span>is the lowest ranked input tree</text:p>
      <text:p text:style-name="P2">- the taxonomy tree is also used to apply labels to internal (non-leaf) taxa</text:p>
      <text:p text:style-name="P2">- <text:span text:style-name="T9">the taxonomy tree may contain degree-2 nodes, corresponding to named groups with only one described subgroup.</text:span></text:p>
      <text:p text:style-name="P2"/>
      <text:p text:style-name="P9"><text:span text:style-name="T18">IV. Non-terminals as tips </text:span>- see tex/pdf doc in otcetera</text:p>
      <text:p text:style-name="P10">- a non-terminal taxon, like “Hominidae” as a tip could be interpreted a variety of ways.</text:p>
      <text:p text:style-name="P9"><text:tab/>+ it could mean that some unspecified terminal from Hominidae is here.</text:p>
      <text:p text:style-name="P9"><text:tab/>+ <text:span text:style-name="T28">it should </text:span><text:span text:style-name="T2">not</text:span><text:span text:style-name="T4"> mean that Hominidae is </text:span><text:span text:style-name="T6">necessarily </text:span><text:span text:style-name="T4">a monophyletic group</text:span></text:p>
      <text:p text:style-name="P9">- we solve this problem by attaching the children to the parent of the taxon. <text:s/>That is if we have a node (a,b,c), and a contains terminals a1, a2, a3, we place these terminals as sisters of a, and then delete a, achieving the representation (a1,a2,a3,b,c).</text:p>
      <text:p text:style-name="P9">- <text:span text:style-name="T16">this avoids treating this as evidence for the monophyly of a.</text:span></text:p>
      <text:p text:style-name="P9">- <text:span text:style-name="T16">however, it does treat this as evidence for the monophyly of a+b+c.</text:span></text:p>
      <text:p text:style-name="P11">- <text:span text:style-name="T16">cleaning trees:</text:span></text:p>
      <text:p text:style-name="P17"><text:tab/>+ if we have nodes a and a1 in the same tree, such that a1 is a child of a in the taxonomy, but a1 is not a child of a in the source tree, then we delete a1 from the tree.</text:p>
      <text:p text:style-name="P12"><text:s/><text:tab/><text:span text:style-name="T23">+ see</text:span><text:span text:style-name="T25"> prune_to_clean_mapped.py - </text:span><text:span text:style-name="T23">log: mapped_to_taxon_containing_other_mapped_tips</text:span></text:p>
      <text:p text:style-name="P10">- <text:span text:style-name="T16">choosing exemplars:</text:span></text:p>
      <text:p text:style-name="P18"><text:tab/>+ in practice, we don’t replace a node with ALL of its children. <text:s/>We just replace it with children seen in other input trees.</text:p>
      <text:p text:style-name="P9"><text:span text:style-name="T24"><text:tab/>- </text:span><text:span text:style-name="T26">if we have Homo in one tree, </text:span><text:span text:style-name="T17">and Hominidae in the other, then we want to pick a single OTU that is in both… do I understand this?</text:span></text:p>
      <text:p text:style-name="P9"><text:tab/>- <text:span text:style-name="T33">sure, we want to expand both to the set of observed tip Homo(s), if any are observed.</text:span></text:p>
      <text:p text:style-name="P9"><text:tab/><text:tab/>- <text:span text:style-name="T33">we want to expand both to the same arbitrarily chosen tip, if no tips are included.</text:span></text:p>
      <text:p text:style-name="P9"><text:tab/>- <text:span text:style-name="T21">nonterminals-to-exemplars:</text:span><text:span text:style-name="T33"> <text:s/>Logic occurs in here:</text:span></text:p>
      <text:p text:style-name="P21"><text:s text:c="12"/>if (hasIncludedDes) {</text:p>
      <text:p text:style-name="P21"><text:s text:c="16"/>exemplarIDs = findIncludedTipIds(*nd, includedNodes);</text:p>
      <text:p text:style-name="P21"><text:s text:c="12"/>} else {</text:p>
      <text:p text:style-name="P21"><text:s text:c="16"/>const RootedTreeNodeNoData * n = findLeftmostInSubtree(nd);</text:p>
      <text:p text:style-name="P21"><text:s text:c="16"/>includedNodes.insert(n);</text:p>
      <text:p text:style-name="P21"><text:s text:c="16"/>insertAncestorsToParaphyleticSet(n, includedNodes);</text:p>
      <text:p text:style-name="P21"><text:s text:c="16"/>exemplarIDs.insert(n-&gt;getOttId());</text:p>
      <text:p text:style-name="P21"><text:s text:c="12"/>}</text:p>
      <text:p text:style-name="P10">- <text:span text:style-name="T29">programs</text:span></text:p>
      <text:p text:style-name="P10"><text:span text:style-name="T24"><text:tab/>- </text:span><text:span text:style-name="T27">prune-to-clean-mapped</text:span></text:p>
      <text:p text:style-name="P10"><text:span text:style-name="T24"><text:tab/>-</text:span><text:span text:style-name="T27"> non-terminals-to-exemplars: </text:span></text:p>
      <text:p text:style-name="P19"/>
      <text:p text:style-name="P9">?: <text:span text:style-name="T29">what kind of exemplars do we find/use in prune_to_clean_mapped?</text:span></text:p>
      <text:p text:style-name="P9"/>
      <text:p text:style-name="P2"/>
      <text:p text:style-name="P15"><text:span text:style-name="T11">V. </text:span>pipeline inputs &amp; outputs</text:p>
      <text:p text:style-name="P4">- input: <text:span text:style-name="T10">list of </text:span>collection<text:span text:style-name="T10">s + </text:span>versioned source trees repo <text:span text:style-name="T12">+ </text:span>versioned collections repo <text:span text:style-name="T12">+ OTT + root node</text:span></text:p>
      <text:p text:style-name="P6">- input: + cleaning flags</text:p>
      <text:p text:style-name="P4">- output: synthetic tree, with internal nodes labeled</text:p>
      <text:p text:style-name="P4"><text:soft-page-break/>- output: annotations of synthesis tree nodes relation to input tree nodes:</text:p>
      <text:p text:style-name="P4"/>
      <text:p text:style-name="P16">V<text:span text:style-name="T16">I</text:span>. pipeline stage: clean OTT - <text:span text:style-name="T12"><text:s/>OTT trimmed by root node &amp; cleaning flags</text:span></text:p>
      <text:p text:style-name="P7">- entries are also removed if any of their ancestors is flagged.</text:p>
      <text:p text:style-name="P7"/>
      <text:p text:style-name="P7"/>
      <text:p text:style-name="P16">V<text:span text:style-name="T16">I</text:span>I. pipeline stage: <text:span text:style-name="T13">source </text:span>trees check<text:span text:style-name="T13">ed</text:span> out of repo</text:p>
      <text:p text:style-name="P7">- outgroup is pruned</text:p>
      <text:p text:style-name="P7"/>
      <text:p text:style-name="P7">VI<text:span text:style-name="T14">II</text:span>. pipeline stage: clean trees - <text:span text:style-name="T12">source trees trimmed by root node &amp; cleaning flags</text:span></text:p>
      <text:p text:style-name="P7"/>
      <text:p text:style-name="P7">I<text:span text:style-name="T16">X</text:span>. pipeline stage: <text:span text:style-name="T14">nonterminals-to-exemplars</text:span></text:p>
      <text:p text:style-name="P8">- <text:span text:style-name="T15">see </text:span><text:a xlink:type="simple" xlink:href="https://github.com/OpenTreeOfLife/propinquity/issues/16#issuecomment-206562751" text:style-name="Internet_20_link" text:visited-style-name="Visited_20_Internet_20_Link"><text:span text:style-name="T15">https://github.com/OpenTreeOfLife/propinquity/issues/16#issuecomment-206562751</text:span></text:a></text:p>
      <text:p text:style-name="P8">- <text:span text:style-name="T15">first </text:span></text:p>
      <text:p text:style-name="P7"/>
      <text:p text:style-name="P5">pipeline stage: sub-problem decomposition</text:p>
      <text:p text:style-name="P5">- the supertree problem is decomposed into smaller supertree problems </text:p>
      <text:p text:style-name="P5">- these supertree problems are of the same form as the original supertree problem, with with smaller trees</text:p>
      <text:p text:style-name="P5">- the </text:p>
      <text:p text:style-name="P4"/>
      <text:p text:style-name="P3">IV. Features – versioned phylesystem</text:p>
      <text:p text:style-name="P2">IV. Pipeline overview</text:p>
      <text:p text:style-name="P2">- to make the solution tractable, <text:span text:style-name="T8">we divide the problem into smaller pieces. <text:s/>We do this by assuming that nodes of the taxonomy that are not contradicted by any source tree will be present in the final summary tree.</text:spa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53:15.597830766</meta:creation-date>
    <dc:date>2016-05-02T18:26:41.504174906</dc:date>
    <meta:editing-duration>PT8H12M22S</meta:editing-duration>
    <meta:editing-cycles>16</meta:editing-cycles>
    <meta:generator>LibreOffice/5.1.3.2$Linux_X86_64 LibreOffice_project/10m0$Build-2</meta:generator>
    <meta:document-statistic meta:table-count="0" meta:image-count="0" meta:object-count="0" meta:page-count="3" meta:paragraph-count="84" meta:word-count="1066" meta:character-count="6477" meta:non-whitespace-character-count="5332"/>
  </office:meta>
</office:document-meta>
</file>